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pitch="fixed"/>
    <style:font-face style:name="Cascadia Mono1" svg:font-family="'Cascadia Mono'" style:font-family-generic="modern" style:font-pitch="fixed"/>
    <style:font-face style:name="Cascadia Mono2" svg:font-family="'Cascadia Mono'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a609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13cm" fo:min-width="22.92cm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bf00" loext:fill-use-slide-background="false" draw:textarea-horizontal-align="justify" draw:textarea-vertical-align="middle" draw:auto-grow-height="false" fo:min-height="2.413cm" fo:min-width="22.92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2.413cm" fo:min-width="22.92cm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stroke="none" draw:fill="none" fo:min-height="4.721cm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ffffff" draw:marker-start-width="0.359cm" draw:marker-end="Estremità_20_linea_20_1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212cm" svg:stroke-color="#ffffff" draw:marker-start-width="0.518cm" draw:marker-end="Estremità_20_linea_20_3" draw:marker-end-width="0.618cm" draw:fill="none" draw:textarea-vertical-align="middle" fo:padding-top="0.231cm" fo:padding-bottom="0.231cm" fo:padding-left="0.356cm" fo:padding-right="0.356cm" loext:decorative="false"/>
    </style:style>
    <style:style style:name="gr9" style:family="graphic" style:parent-style-name="objectwithoutfill">
      <style:graphic-properties svg:stroke-width="0.106cm" svg:stroke-color="#ffffff" draw:marker-start-width="0.359cm" draw:marker-end="Estremità_20_linea_20_3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ffbf00" loext:fill-use-slide-background="false" draw:textarea-horizontal-align="justify" draw:textarea-vertical-align="middle" draw:auto-grow-height="false" fo:min-height="5.17cm" fo:min-width="9.42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ffffff" loext:fill-use-slide-background="false" draw:textarea-horizontal-align="justify" draw:textarea-vertical-align="middle" draw:auto-grow-height="false" fo:min-height="5.17cm" fo:min-width="8.92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17cm" fo:min-width="8.92cm" fo:padding-top="0.165cm" fo:padding-bottom="0.165cm" fo:padding-left="0.29cm" fo:padding-right="0.29cm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56cm" fo:min-width="5.784cm" fo:padding-top="0.165cm" fo:padding-bottom="0.165cm" fo:padding-left="0.29cm" fo:padding-right="0.29cm" loext:decorative="false"/>
      <style:paragraph-properties style:writing-mode="lr-tb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6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7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8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text-properties fo:color="#ffffff" loext:opacity="100%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ffffff" loext:opacity="100%"/>
    </style:style>
    <style:style style:name="P6" style:family="paragraph">
      <loext:graphic-properties draw:fill-color="#ffffff"/>
      <style:text-properties fo:color="#ffffff" loext:opacity="100%"/>
    </style:style>
    <style:style style:name="P7" style:family="paragraph">
      <style:paragraph-properties fo:text-align="end"/>
      <style:text-properties fo:color="#ffffff" loext:opacity="100%"/>
    </style:style>
    <style:style style:name="P8" style:family="paragraph">
      <loext:graphic-properties draw:fill-color="#ffffff"/>
      <style:paragraph-properties fo:text-align="start"/>
      <style:text-properties fo:color="#ffffff" loext:opacity="100%"/>
    </style:style>
    <style:style style:name="P9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bf00"/>
      <style:paragraph-properties fo:text-align="start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start"/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7" style:family="paragraph">
      <style:text-properties fo:color="#ffffff" loext:opacity="100%" fo:hyphenate="false" loext:hyphenation-no-caps="false" loext:hyphenation-no-last-word="false"/>
    </style:style>
    <style:style style:name="P18" style:family="paragraph">
      <style:text-properties fo:color="#ffffff" loext:opacity="100%" fo:hyphenate="false" loext:hyphenation-no-caps="false" loext:hyphenation-no-last-word="false"/>
    </style:style>
    <style:style style:name="P19" style:family="paragraph">
      <style:text-properties fo:color="#ffffff" loext:opacity="100%" style:font-name="Cascadia Mono1" fo:hyphenate="false" loext:hyphenation-no-caps="false" loext:hyphenation-no-last-word="false"/>
    </style:style>
    <style:style style:name="P20" style:family="paragraph">
      <style:text-properties fo:color="#ffffff" loext:opacity="100%" style:font-name="Cascadia Mono1" fo:hyphenate="false" loext:hyphenation-no-caps="false" loext:hyphenation-no-last-word="false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20pt" style:font-size-asian="20pt" style:font-size-complex="20pt"/>
    </style:style>
    <style:style style:name="T3" style:family="text">
      <style:text-properties fo:color="#ffffff" loext:opacity="100%"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ffffff" loext:opacity="100%"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loext:opacity="100%" fo:font-style="italic" style:font-style-asian="italic" style:font-style-complex="italic"/>
    </style:style>
    <style:style style:name="T8" style:family="text">
      <style:text-properties fo:color="#ffffff" loext:opacity="100%" style:font-name="Cascadia Mono1"/>
    </style:style>
    <style:style style:name="T9" style:family="text">
      <style:text-properties fo:color="#ffffff" loext:opacity="100%" style:font-name="Cascadia Mono1" fo:font-style="italic" style:font-style-asian="italic" style:font-style-complex="italic"/>
    </style:style>
    <style:style style:name="T10" style:family="text">
      <style:text-properties fo:color="#ffffff" loext:opacity="100%" style:font-name="Cascadia Mono1" fo:font-style="normal" style:font-style-asian="normal" style:font-style-complex="normal"/>
    </style:style>
    <style:style style:name="T11" style:family="text">
      <style:text-properties fo:color="#ffffff" loext:opacity="100%" style:font-name="Cascadia Mon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Hypermedia Driven Maps</text:span></text:p>
          </draw:text-box>
        </draw:frame>
        <draw:frame presentation:style-name="pr2" draw:text-style-name="P4" draw:layer="layout" svg:width="25.199cm" svg:height="10.129cm" svg:x="1.4cm" svg:y="3.188cm" presentation:class="subtitle" presentation:user-transformed="true">
          <draw:text-box>
            <text:p text:style-name="P3"><text:span text:style-name="T1">Andrea Guerra</text:span></text:p>
            <text:p text:style-name="P3"><text:span text:style-name="T1"/></text:p>
            <text:p text:style-name="P3"><text:span text:style-name="T1">Github = github.com/andywar65</text:span></text:p>
            <text:p text:style-name="P3"><text:span text:style-name="T1">Mastodon = opalstack.social/@andywar65</text:span></text:p>
            <text:p text:style-name="P3"><text:span text:style-name="T1"/></text:p>
            <text:p text:style-name="P3"><text:span text:style-name="T1">Blog = digitalkomix.com</text:span></text:p>
            <text:p text:style-name="P3"><text:span text:style-name="T1">Other stuff = architettura.app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32">
        <draw:frame presentation:style-name="pr4" draw:text-style-name="P6" draw:layer="layout" svg:width="25.199cm" svg:height="12.19cm" svg:x="1.4cm" svg:y="0.628cm" presentation:class="subtitle">
          <draw:text-box>
            <text:p text:style-name="P1"><text:span text:style-name="T1">!= Developer</text:span></text:p>
            <text:p text:style-name="P1"><text:span text:style-name="T1">== Architect</text:span></text:p>
            <text:p text:style-name="P1"><text:span text:style-name="T1"/></text:p>
            <text:p text:style-name="P5"><text:span text:style-name="T1">1983 – TI-99/4A (BASIC)</text:span></text:p>
            <text:p text:style-name="P5"><text:span text:style-name="T1">1999 – digitalkomix.com (HTML)</text:span></text:p>
            <text:p text:style-name="P5"><text:span text:style-name="T1">2012 – WordPress (PHP)</text:span></text:p>
            <text:p text:style-name="P5"><text:span text:style-name="T1">2017 – Django (Python / </text:span><text:span text:style-name="T2">JavaScript</text:span><text:span text:style-name="T1">)</text:span></text:p>
            <text:p text:style-name="P1"><text:span text:style-name="T1"/></text:p>
            <text:p text:style-name="P1"><text:span text:style-name="T1">CAD → Maps | V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Hypermedia Driven Maps</text:span></text:p>
          </draw:text-box>
        </draw:frame>
        <draw:frame presentation:style-name="pr2" draw:text-style-name="P8" draw:layer="layout" svg:width="25.199cm" svg:height="9.616cm" svg:x="1.4cm" svg:y="3.444cm" presentation:class="subtitle" presentation:user-transformed="true">
          <draw:text-box>
            <text:p text:style-name="P5"><text:span text:style-name="T1">What are Hypermedia Driven Apps?</text:span></text:p>
            <text:p text:style-name="P5"><text:span text:style-name="T1"/></text:p>
            <text:p text:style-name="P5"><text:span text:style-name="T3">“</text:span><text:span text:style-name="T3">The Hypermedia Driven Application (HDA) architecture is a new/old approach... </text:span></text:p>
            <text:p text:style-name="P5"><text:span text:style-name="T3">It combines the simplicity &amp; flexibility of traditional Multi-Page Applications (MPAs) with the better user experience of Single-Page Applications (SPAs).</text:span></text:p>
            <text:p text:style-name="P5"><text:span text:style-name="T3"/></text:p>
            <text:p text:style-name="P5"><text:span text:style-name="T3">The HDA architecture achieves this goal by extending the existing HTML infrastructure of the web …”</text:span></text:p>
            <text:p text:style-name="P5"><text:span text:style-name="T3"/></text:p>
            <text:p text:style-name="P7"><text:span text:style-name="T4"><text:a xlink:href="https://htmx.org/essays/hypermedia-driven-applications/" xlink:type="simple">https://htmx.org/essays/hypermedia-driven-applications/</text:a></text:span></text:p>
            <text:p text:style-name="P7"><text:span text:style-name="T4">by Carson Gro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32">
        <draw:frame presentation:style-name="pr4" draw:text-style-name="P8" draw:layer="layout" svg:width="25.199cm" svg:height="12.19cm" svg:x="1.4cm" svg:y="0.628cm" presentation:class="subtitle" presentation:user-transformed="true">
          <draw:text-box>
            <text:p text:style-name="P5"><text:span text:style-name="T1">Islands of Interaction</text:span></text:p>
            <text:p text:style-name="P5"><text:span text:style-name="T1"/></text:p>
            <text:p text:style-name="P5"><text:span text:style-name="T3">“</text:span><text:span text:style-name="T3">A recent trend in web development is the notion of “islands”: … small, focused chunks of interactivity within server-rendered web pages.</text:span></text:p>
            <text:p text:style-name="P5"><text:span text:style-name="T3"/></text:p>
            <text:p text:style-name="P5"><text:span text:style-name="T3">This isolates non-hypermedia components from the rest of the HDA.</text:span></text:p>
            <text:p text:style-name="P5"><text:span text:style-name="T3"/></text:p>
            <text:p text:style-name="P5"><text:span text:style-name="T3">… </text:span><text:span text:style-name="T3">it is typically easier to embed non-hypermedia islands within a larger </text:span></text:p>
            <text:p text:style-name="P5"><text:span text:style-name="T3">Hypermedia-Driven Application, rather than vice-versa.”</text:span></text:p>
            <text:p text:style-name="P5"><text:span text:style-name="T3"/></text:p>
            <text:p text:style-name="P7"><text:span text:style-name="T4">https://htmx.org/essays/hypermedia-friendly-scripting/#isl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draw:custom-shape draw:style-name="gr2" draw:text-style-name="P9" draw:layer="layout" svg:width="23.5cm" svg:height="8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3.5cm" svg:height="2.743cm" svg:x="2.5cm" svg:y="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Page structure</text:span></text:p>
          </draw:text-box>
        </draw:frame>
        <draw:frame draw:style-name="gr3" draw:text-style-name="P10" draw:layer="layout" svg:width="6.852cm" svg:height="1.196cm" svg:x="3.648cm" svg:y="6.804cm">
          <draw:text-box>
            <text:p><text:span text:style-name="T5">&lt;body&gt;</text:span></text:p>
          </draw:text-box>
        </draw:frame>
        <draw:frame draw:style-name="gr3" draw:text-style-name="P10" draw:layer="layout" svg:width="6.852cm" svg:height="2.139cm" svg:x="16.148cm" svg:y="8.973cm">
          <draw:text-box>
            <text:p><text:span text:style-name="T5">&lt;div id=”island”&gt;</text:span></text:p>
            <text:list text:style-name="L1">
              <text:list-item>
                <text:p><text:span text:style-name="T5">Map</text:span></text:p>
              </text:list-item>
            </text:list>
          </draw:text-box>
        </draw:frame>
        <draw:frame draw:style-name="gr3" draw:text-style-name="P10" draw:layer="layout" svg:width="6.852cm" svg:height="1.196cm" svg:x="3.5cm" svg:y="3.804cm">
          <draw:text-box>
            <text:p><text:span text:style-name="T5">&lt;head&gt; Libraries</text:span></text:p>
          </draw:text-box>
        </draw:frame>
        <draw:custom-shape draw:style-name="gr4" draw:text-style-name="P11" draw:layer="layout" svg:width="10cm" svg:height="5.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9.5cm" svg:height="5.5cm" svg:x="15cm" svg:y="8.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9.5cm" svg:height="4.971cm" svg:x="4.5cm" svg:y="8.804cm">
          <draw:text-box>
            <text:p><text:span text:style-name="T5">&lt;div id=”hypermedia”&gt;</text:span></text:p>
            <text:list text:style-name="L1">
              <text:list-item>
                <text:p><text:span text:style-name="T5">Content</text:span></text:p>
              </text:list-item>
              <text:list-item>
                <text:p><text:span text:style-name="T5">UI</text:span></text:p>
              </text:list-item>
              <text:list-item>
                <text:p><text:span text:style-name="T5">Data</text:span></text:p>
              </text:list-item>
              <text:list-item>
                <text:p><text:span text:style-name="T5">St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1">
        <draw:line draw:style-name="gr7" draw:text-style-name="P13" draw:layer="layout" svg:x1="15cm" svg:y1="8.5cm" svg:x2="10cm" svg:y2="6cm">
          <text:p/>
        </draw:line>
        <draw:line draw:style-name="gr8" draw:text-style-name="P13" draw:layer="layout" svg:x1="5.5cm" svg:y1="8.5cm" svg:x2="5.5cm" svg:y2="7.5cm">
          <text:p/>
        </draw:line>
        <draw:line draw:style-name="gr8" draw:text-style-name="P13" draw:layer="layout" svg:x1="6.5cm" svg:y1="7.5cm" svg:x2="6.5cm" svg:y2="8.5cm">
          <text:p/>
        </draw:line>
        <draw:line draw:style-name="gr8" draw:text-style-name="P13" draw:layer="layout" svg:x1="14cm" svg:y1="11cm" svg:x2="15cm" svg:y2="11cm">
          <text:p/>
        </draw:line>
        <draw:line draw:style-name="gr9" draw:text-style-name="P13" draw:layer="layout" svg:x1="15cm" svg:y1="12cm" svg:x2="14cm" svg:y2="12cm">
          <text:p/>
        </draw:line>
        <draw:line draw:style-name="gr8" draw:text-style-name="P13" draw:layer="layout" svg:x1="21.5cm" svg:y1="8.5cm" svg:x2="21.5cm" svg:y2="7.5cm">
          <text:p/>
        </draw:line>
        <draw:line draw:style-name="gr8" draw:text-style-name="P13" draw:layer="layout" svg:x1="22.5cm" svg:y1="7.5cm" svg:x2="22.5cm" svg:y2="8.5cm">
          <text:p/>
        </draw:lin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Interactions</text:span></text:p>
          </draw:text-box>
        </draw:frame>
        <draw:custom-shape draw:style-name="gr10" draw:text-style-name="P11" draw:layer="layout" svg:width="10cm" svg:height="5.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9.5cm" svg:height="5.5cm" svg:x="15cm" svg:y="8.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9.5cm" svg:height="4.971cm" svg:x="4.5cm" svg:y="8.804cm">
          <draw:text-box>
            <text:p><text:span text:style-name="T5">&lt;div id=”hypermedia”&gt;</text:span></text:p>
            <text:list text:style-name="L1">
              <text:list-item>
                <text:p><text:span text:style-name="T5">Content</text:span></text:p>
              </text:list-item>
              <text:list-item>
                <text:p><text:span text:style-name="T5">UI</text:span></text:p>
              </text:list-item>
              <text:list-item>
                <text:p><text:span text:style-name="T5">Data</text:span></text:p>
              </text:list-item>
              <text:list-item>
                <text:p><text:span text:style-name="T5">State</text:span></text:p>
              </text:list-item>
            </text:list>
          </draw:text-box>
        </draw:frame>
        <draw:frame draw:style-name="gr3" draw:text-style-name="P10" draw:layer="layout" svg:width="6.852cm" svg:height="2.139cm" svg:x="16.148cm" svg:y="8.973cm">
          <draw:text-box>
            <text:p><text:span text:style-name="T5">&lt;div id=”island”&gt;</text:span></text:p>
            <text:list text:style-name="L1">
              <text:list-item>
                <text:p><text:span text:style-name="T5">Map</text:span></text:p>
              </text:list-item>
            </text:list>
          </draw:text-box>
        </draw:frame>
        <draw:custom-shape draw:style-name="gr12" draw:text-style-name="P16" draw:layer="layout" svg:width="9cm" svg:height="5.5cm" svg:x="1.5cm" svg:y="2cm">
          <text:p text:style-name="P15"><text:span text:style-name="T6">Server (Djang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9cm" svg:height="5.5cm" svg:x="17.5cm" svg:y="2cm">
          <text:p text:style-name="P15"><text:span text:style-name="T6">Server (OS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3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Django project</text:span></text:p>
          </draw:text-box>
        </draw:frame>
        <draw:frame presentation:style-name="pr5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7"><text:span text:style-name="T1"># </text:span><text:span text:style-name="T7">requirements.in</text:span></text:p>
              </text:list-header>
              <text:list-item>
                <text:p text:style-name="P17"><text:span text:style-name="T1">django&gt;=5.1,&lt;6.0</text:span></text:p>
              </text:list-item>
              <text:list-item>
                <text:p text:style-name="P17"><text:span text:style-name="T1">...</text:span></text:p>
              </text:list-item>
              <text:list-item>
                <text:p text:style-name="P17"><text:span text:style-name="T1">django-htmx </text:span><text:span text:style-name="T2">(by Adam Johnson)</text:span></text:p>
              </text:list-item>
              <text:list-item>
                <text:p text:style-name="P17"><text:span text:style-name="T1">django-geojson </text:span><text:span text:style-name="T2">(by Mathieu Leplatre and other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3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Django app “locations”</text:span></text:p>
          </draw:text-box>
        </draw:frame>
        <draw:frame presentation:style-name="pr6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8"># </text:span><text:span text:style-name="T9">models.py</text:span></text:p>
                <text:p text:style-name="P19"><text:span text:style-name="T10">from djgeojson.fields import PointField</text:span></text:p>
                <text:p text:style-name="P19"><text:span text:style-name="T9"/></text:p>
                <text:p text:style-name="P19"><text:span text:style-name="T11">class Location(models.Model):</text:span></text:p>
                <text:p text:style-name="P19"><text:span text:style-name="T11"/></text:p>
                <text:p text:style-name="P19"><text:span text:style-name="T11"><text:s text:c="4"/></text:span><text:span text:style-name="T11">title = models.CharField(...)</text:span></text:p>
                <text:p text:style-name="P19"><text:span text:style-name="T11"><text:s text:c="4"/></text:span><text:span text:style-name="T11">description = models.TextField(...)</text:span></text:p>
                <text:p text:style-name="P19"><text:span text:style-name="T11"><text:s text:c="4"/></text:span><text:span text:style-name="T11">geom = PointField(...)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3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Django app “locations”</text:span></text:p>
          </draw:text-box>
        </draw:frame>
        <draw:frame presentation:style-name="pr7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8"># </text:span><text:span text:style-name="T9">models.py</text:span></text:p>
                <text:p text:style-name="P19"><text:span text:style-name="T10"/></text:p>
                <text:p text:style-name="P19"><text:span text:style-name="T11">class Location(models.Model):</text:span></text:p>
                <text:p text:style-name="P19"><text:span text:style-name="T11"><text:s text:c="4"/></text:span><text:span text:style-name="T11">...</text:span></text:p>
                <text:p text:style-name="P19"><text:span text:style-name="T11"><text:s text:c="4"/></text:span><text:span text:style-name="T11">@property</text:span></text:p>
                <text:p text:style-name="P19"><text:span text:style-name="T11"><text:s text:c="4"/></text:span><text:span text:style-name="T11">def popupContent(self):</text:span></text:p>
                <text:p text:style-name="P19"><text:span text:style-name="T11"><text:s text:c="8"/></text:span><text:span text:style-name="T11">url = self.get_absolute_url()</text:span></text:p>
                <text:p text:style-name="P19"><text:span text:style-name="T11"><text:s text:c="8"/></text:span><text:span text:style-name="T11">return f’&lt;a href=”{url}”&gt;{self.title}&lt;a&gt;’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3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http://127.0.0.1:8000</text:span></text:p>
          </draw:text-box>
        </draw:frame>
        <draw:frame presentation:style-name="pr8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9"># urls.py</text:span></text:p>
                <text:p text:style-name="P19"><text:span text:style-name="T10">path("", LocationListView.as_view(), name="location_list"),</text:span></text:p>
                <text:p text:style-name="P19"><text:span text:style-name="T10"/></text:p>
                <text:p text:style-name="P19"><text:span text:style-name="T9"># views.py</text:span></text:p>
                <text:p text:style-name="P19"><text:span text:style-name="T11">class LocationListView(ListView):</text:span></text:p>
                <text:p text:style-name="P19"><text:span text:style-name="T11"><text:s text:c="4"/></text:span><text:span text:style-name="T11">...</text:span></text:p>
                <text:p text:style-name="P19"><text:span text:style-name="T11"><text:s text:c="4"/></text:span><text:span text:style-name="T11">def get_template_names(self):</text:span></text:p>
                <text:p text:style-name="P19"><text:span text:style-name="T11"><text:s text:c="8"/></text:span><text:span text:style-name="T11"># if it's not an HTMX request, render full page (with partial)</text:span></text:p>
                <text:p text:style-name="P19"><text:span text:style-name="T11"><text:s text:c="8"/></text:span><text:span text:style-name="T11"># if it is, render only the partial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pitch="fixed"/>
    <style:font-face style:name="Cascadia Mono1" svg:font-family="'Cascadia Mono'" style:font-family-generic="modern" style:font-pitch="fixed"/>
    <style:font-face style:name="Cascadia Mono2" svg:font-family="'Cascadia Mono'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6T10:49:19.543000000</meta:creation-date>
    <dc:date>2024-09-08T22:49:22.608000000</dc:date>
    <meta:editing-duration>PT3H30M29S</meta:editing-duration>
    <meta:editing-cycles>22</meta:editing-cycles>
    <meta:generator>LibreOffice/7.6.4.1$Windows_X86_64 LibreOffice_project/e19e193f88cd6c0525a17fb7a176ed8e6a3e2aa1</meta:generator>
    <meta:document-statistic meta:object-count="78"/>
  </office:meta>
</office:document-meta>
</file>